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list-style-name="L3">
      <style:paragraph-properties>
        <style:tab-stops>
          <style:tab-stop style:position="2.341cm"/>
        </style:tab-stops>
      </style:paragraph-properties>
    </style:style>
    <style:style style:name="P6" style:family="paragraph" style:parent-style-name="Text_20_body" style:list-style-name="L3">
      <style:paragraph-properties>
        <style:tab-stops>
          <style:tab-stop style:position="2.379cm"/>
        </style:tab-stops>
      </style:paragraph-properties>
    </style:style>
    <style:style style:name="P7" style:family="paragraph" style:parent-style-name="Text_20_body" style:list-style-name="L3">
      <style:paragraph-properties>
        <style:tab-stops>
          <style:tab-stop style:position="1.767cm"/>
        </style:tab-stops>
      </style:paragraph-properties>
    </style:style>
    <style:style style:name="P8" style:family="paragraph" style:parent-style-name="Text_20_body" style:list-style-name="L4">
      <style:paragraph-properties>
        <style:tab-stops>
          <style:tab-stop style:position="2.99cm"/>
        </style:tab-stops>
      </style:paragraph-properties>
    </style:style>
    <style:style style:name="P9" style:family="paragraph" style:parent-style-name="Text_20_body" style:list-style-name="L5">
      <style:paragraph-properties>
        <style:tab-stops>
          <style:tab-stop style:position="6.246cm"/>
        </style:tab-stops>
      </style:paragraph-properties>
    </style:style>
    <style:style style:name="P10" style:family="paragraph" style:parent-style-name="Text_20_body" style:list-style-name="L5">
      <style:paragraph-properties>
        <style:tab-stops>
          <style:tab-stop style:position="6.271cm"/>
        </style:tab-stops>
      </style:paragraph-properties>
    </style:style>
    <style:style style:name="P11" style:family="paragraph" style:parent-style-name="Text_20_body" style:list-style-name="L5">
      <style:paragraph-properties>
        <style:tab-stops>
          <style:tab-stop style:position="6.258cm"/>
        </style:tab-stops>
      </style:paragraph-properties>
    </style:style>
    <style:style style:name="P12" style:family="paragraph" style:parent-style-name="Text_20_body" style:list-style-name="L6"/>
    <style:style style:name="P13" style:family="paragraph" style:parent-style-name="Text_20_body" style:list-style-name="L8"/>
    <style:style style:name="P14" style:family="paragraph">
      <style:paragraph-properties fo:text-align="center"/>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b3b300" draw:marker-start="Nyílhegyek_20_1" draw:fill="solid"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ff" draw:marker-end="Nyílhegyek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ext:soft-page-break/>További adatgyüjtések:</text:p>
      <text:p text:style-name="Text_20_body">A switch-ek meglehetősen sok információt elárulnak a hálózatról és annak állapotáról:</text:p>
      <text:list xml:id="list19159106311" text:style-name="L1">
        <text:list-item>
          <text:p text:style-name="P2">port státuszok. (jelenlét érzékelése)</text:p>
        </text:list-item>
        <text:list-item>
          <text:p text:style-name="P2">VLAN konfiguráció</text:p>
        </text:list-item>
        <text:list-item>
          <text:p text:style-name="P2">Cím táblák (topológia)</text:p>
        </text:list-item>
        <text:list-item>
          <text:p text:style-name="P2">LLDP (topológia)</text:p>
        </text:list-item>
      </text:list>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ul barátságos. Elég nyilvánvaló igény, hogy a patch panelek, csatlakozok, fali és patch kábelek állapotának is az adatbázisban a helye. Igy a riasztó rendszernél sem a semmitmondó switch és port név szerepel, hanem a beállításoknál, hanem a szoba szám. Ezek az adatok rendkívül fontosak, és sajnos igen munkaigényesek is.</text:p>
      <text:p text:style-name="Text_20_body">Jelenleg mi készült el (2013.06.13):</text:p>
      <text:list xml:id="list2025814027" text:style-name="L2">
        <text:list-item>
          <text:p text:style-name="P3">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3">Többé kevésbé le van programozva az adatbázis logika (persze a mérgezett egér stílusú programozás miatt bizonyára tele hibával).</text:p>
        </text:list-item>
        <text:list-item>
          <text:p text:style-name="P3">Van egy API szerűség a Qt-ben (C++) megírva. Elég alaposan megtámogatva az adatkezelést, és a lekérdező programok írását.</text:p>
        </text:list-item>
        <text:list-item>
          <text:p text:style-name="P3">Van egy nem interaktív import program, ami alapján feltölthető az adatbázis (ez SNMP eszközöknek a konfigurációját le tudja kérdezni, ill. nem túl intelligensen de részben hálózat felderítésre is alkalmas).</text:p>
        </text:list-item>
        <text:list-item>
          <text:p text:style-name="P3">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3">Van néhány lekérdező daemon:</text:p>
          <text:list>
            <text:list-item>
              <text:p text:style-name="P3">Egy „fő” daemon, ami a lekérdező daemonokat futtatja (minimalista funkcionalitással, de működik)</text:p>
            </text:list-item>
            <text:list-item>
              <text:p text:style-name="P3">SNMP-n keresztüli port állapot lekérdezések (egyenlőre csak a státuszok lekérdezése).</text:p>
            </text:list-item>
            <text:list-item>
              <text:p text:style-name="P3">Eszközök ARP tábláinak a lekérdezése. Több módszerrel (SNMP, DHCP konfig felolvasása, a proc fájl rendszeren keresztül)</text:p>
            </text:list-item>
            <text:list-item>
              <text:p text:style-name="P3">Az import is képes daemon módban futni, ha például távolról szeretnénk megadni feldolgozandó scriptet az adatbázison keresztül.</text:p>
            </text:list-item>
          </text:list>
        </text:list-item>
      </text:list>
      <text:h text:style-name="Heading_20_3" text:outline-level="3">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ext:soft-page-break/>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egy meglehetősen bonyolultra sikeredett öröklési fát alkotnak:</text:p>
      <text:p text:style-name="Text_20_body"><draw:frame draw:style-name="fr1" draw:name="Keret1" text:anchor-type="as-char" svg:y="-5.505cm" svg:width="14.533cm" draw:z-index="0"><draw:text-box fo:min-height="5.42cm"><text:p text:style-name="Frame_20_contents"><draw:rect text:anchor-type="paragraph" draw:z-index="1" draw:style-name="gr1" draw:text-style-name="P14" svg:width="1.676cm" svg:height="0.648cm" svg:x="0.21cm" svg:y="0.192cm"><text:p text:style-name="P14">patchs</text:p></draw:rect><draw:rect text:anchor-type="paragraph" draw:z-index="2" draw:style-name="gr2" draw:text-style-name="P14" svg:width="1.676cm" svg:height="0.648cm" svg:x="3.545cm" svg:y="0.192cm"><text:p text:style-name="P14">hubs</text:p></draw:rect><draw:rect text:anchor-type="paragraph" draw:z-index="3" draw:style-name="gr2" draw:text-style-name="P15" svg:width="1.676cm" svg:height="0.648cm" svg:x="4.352cm" svg:y="1.337cm"><text:p text:style-name="P14"><text:span text:style-name="T1">nodes</text:span></text:p></draw:rect><draw:rect text:anchor-type="paragraph" draw:z-index="4" draw:style-name="gr1" draw:text-style-name="P14" svg:width="1.676cm" svg:height="0.648cm" svg:x="2.055cm" svg:y="2.838cm"><text:p text:style-name="P14">nports</text:p></draw:rect><draw:rect text:anchor-type="paragraph" draw:z-index="5" draw:style-name="gr2" draw:text-style-name="P14" svg:width="1.676cm" svg:height="0.648cm" svg:x="0.21cm" svg:y="1.259cm"><text:p text:style-name="P14">pports</text:p></draw:rect><draw:rect text:anchor-type="paragraph" draw:z-index="6" draw:style-name="gr2" draw:text-style-name="P14" svg:width="1.676cm" svg:height="0.648cm" svg:x="8.183cm" svg:y="1.311cm"><text:p text:style-name="P14">hosts</text:p></draw:rect><draw:rect text:anchor-type="paragraph" draw:z-index="7" draw:style-name="gr2" draw:text-style-name="P14" svg:width="1.676cm" svg:height="0.648cm" svg:x="5.05cm" svg:y="2.866cm"><text:p text:style-name="P14">interfaces</text:p></draw:rect><draw:rect text:anchor-type="paragraph" draw:z-index="8" draw:style-name="gr2" draw:text-style-name="P14" svg:width="2.911cm" svg:height="0.648cm" svg:x="10.883cm" svg:y="1.295cm"><text:p text:style-name="P14">snmpdevices</text:p></draw:rect><draw:rect text:anchor-type="paragraph" draw:z-index="9" draw:style-name="gr2" draw:text-style-name="P14" svg:width="2.426cm" svg:height="0.648cm" svg:x="7.825cm" svg:y="2.854cm"><text:p text:style-name="P14">iface_addrs</text:p></draw:rect><draw:rect text:anchor-type="paragraph" draw:z-index="10" draw:style-name="gr2" draw:text-style-name="P14" svg:width="2.352cm" svg:height="0.648cm" svg:x="4.99cm" svg:y="4.279cm"><text:p text:style-name="P14">ipaddresses</text:p></draw:rect><draw:line text:anchor-type="paragraph" draw:z-index="11" draw:style-name="gr3" draw:text-style-name="P14" svg:x1="1.886cm" svg:y1="0.529cm" svg:x2="3.546cm" svg:y2="0.529cm"><text:p/></draw:line><draw:line text:anchor-type="paragraph" draw:z-index="12" draw:style-name="gr4" draw:text-style-name="P14" svg:x1="4.352cm" svg:y1="1.693cm" svg:x2="1.886cm" svg:y2="0.529cm"><text:p/></draw:line><draw:line text:anchor-type="paragraph" draw:z-index="13" draw:style-name="gr3" draw:text-style-name="P14" svg:x1="2.88cm" svg:y1="2.838cm" svg:x2="1.035cm" svg:y2="1.907cm"><text:p/></draw:line><draw:line text:anchor-type="paragraph" draw:z-index="14" draw:style-name="gr3" draw:text-style-name="P14" svg:x1="6.027cm" svg:y1="1.676cm" svg:x2="8.182cm" svg:y2="1.68cm"><text:p/></draw:line><draw:line text:anchor-type="paragraph" draw:z-index="15" draw:style-name="gr3" draw:text-style-name="P14" svg:x1="9.883cm" svg:y1="1.662cm" svg:x2="10.883cm" svg:y2="1.662cm"><text:p/></draw:line><draw:line text:anchor-type="paragraph" draw:z-index="16" draw:style-name="gr3" draw:text-style-name="P14" svg:x1="3.731cm" svg:y1="3.194cm" svg:x2="5.05cm" svg:y2="3.194cm"><text:p/></draw:line><draw:line text:anchor-type="paragraph" draw:z-index="17" draw:style-name="gr3" draw:text-style-name="P14" svg:x1="7.341cm" svg:y1="4.618cm" svg:x2="9.011cm" svg:y2="3.501cm"><text:p/></draw:line><draw:line text:anchor-type="paragraph" draw:z-index="18" draw:style-name="gr3" draw:text-style-name="P14" svg:x1="6.726cm" svg:y1="3.231cm" svg:x2="7.765cm" svg:y2="3.231cm"><text:p/></draw:line><draw:line text:anchor-type="paragraph" draw:z-index="19" draw:style-name="gr3" draw:text-style-name="P14" svg:x1="2.88cm" svg:y1="2.838cm" svg:x2="4.351cm" svg:y2="1.693cm"><text:p/></draw:line><draw:line text:anchor-type="paragraph" draw:z-index="20" draw:style-name="gr3" draw:text-style-name="P14" svg:x1="9.06cm" svg:y1="2.794cm" svg:x2="9.03cm" svg:y2="1.958cm"><text:p/></draw:line></text:p></draw:text-box></draw:frame></text:p>
      <text:p text:style-name="Text_20_body"><text:soft-page-break/>A kettős öröklés egy kicsit megkavarja a fentebb említett konvenciókat, mivel egy rekordnak két vagy akár három ID-je is van, ill. több neve is lehet, de ez eddig még nem okozott (megoldhatatlan) problémát. Minden node típusú táblában (patchs, hubs, nodes, hosts, snmpdevices) az „igazi” ID mező a második, „node_id” nevű mező. A port típusú táblákban (nports, pports, interfaces, iface_addrs) az ID mező neve „port_id”.</text:p>
      <text:p text:style-name="Text_20_body">A port típusú tábláknál az iftypes rekord (iftipe_id mező) határozza meg, hogy a port milyen node típusú rekorddal lehet relációban.</text:p>
      <text:p text:style-name="P1">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21"><draw:text-box fo:min-height="5.42cm"><text:p text:style-name="Frame_20_contents"><draw:rect text:anchor-type="paragraph" draw:z-index="52" draw:style-name="gr1" draw:text-style-name="P14" svg:width="1.676cm" svg:height="0.648cm" svg:x="0.21cm" svg:y="0.192cm"><text:p text:style-name="P14">patchs</text:p></draw:rect><draw:rect text:anchor-type="paragraph" draw:z-index="51" draw:style-name="gr1" draw:text-style-name="P14" svg:width="1.676cm" svg:height="0.648cm" svg:x="2.806cm" svg:y="0.192cm"><text:p text:style-name="P14">hubs</text:p></draw:rect><draw:rect text:anchor-type="paragraph" draw:z-index="50" draw:style-name="gr1" draw:text-style-name="P16" svg:width="1.676cm" svg:height="0.648cm" svg:x="5.484cm" svg:y="0.219cm"><text:p text:style-name="P14"><text:span text:style-name="T2">nodes</text:span></text:p></draw:rect><draw:rect text:anchor-type="paragraph" draw:z-index="49" draw:style-name="gr12" draw:text-style-name="P14" svg:width="1.676cm" svg:height="0.648cm" svg:x="2.805cm" svg:y="2.062cm"><text:p text:style-name="P14">nports</text:p></draw:rect><draw:rect text:anchor-type="paragraph" draw:z-index="48" draw:style-name="gr12" draw:text-style-name="P14" svg:width="1.676cm" svg:height="0.648cm" svg:x="0.199cm" svg:y="2.087cm"><text:p text:style-name="P14">pports</text:p></draw:rect><draw:rect text:anchor-type="paragraph" draw:z-index="47" draw:style-name="gr1" draw:text-style-name="P14" svg:width="1.676cm" svg:height="0.648cm" svg:x="8.107cm" svg:y="0.191cm"><text:p text:style-name="P14">hosts</text:p></draw:rect><draw:rect text:anchor-type="paragraph" draw:z-index="46" draw:style-name="gr12" draw:text-style-name="P14" svg:width="1.676cm" svg:height="0.648cm" svg:x="5.533cm" svg:y="2.066cm"><text:p text:style-name="P14">interfaces</text:p></draw:rect><draw:rect text:anchor-type="paragraph" draw:z-index="45" draw:style-name="gr1" draw:text-style-name="P14" svg:width="2.911cm" svg:height="0.648cm" svg:x="11.015cm" svg:y="0.164cm"><text:p text:style-name="P14">snmpdevices</text:p></draw:rect><draw:rect text:anchor-type="paragraph" draw:z-index="44" draw:style-name="gr12" draw:text-style-name="P14" svg:width="2.426cm" svg:height="0.648cm" svg:x="8.094cm" svg:y="2.051cm"><text:p text:style-name="P14">iface_addrs</text:p></draw:rect><draw:rect text:anchor-type="paragraph" draw:z-index="43" draw:style-name="gr2" draw:text-style-name="P14" svg:width="2.352cm" svg:height="0.648cm" svg:x="11.553cm" svg:y="2.051cm"><text:p text:style-name="P14">ipaddresses</text:p></draw:rect><draw:line text:anchor-type="paragraph" draw:z-index="42" draw:style-name="gr11" draw:text-style-name="P14" svg:x1="5.484cm" svg:y1="0.866cm" svg:x2="3.657cm" svg:y2="2.062cm"><text:p/></draw:line><draw:line text:anchor-type="paragraph" draw:z-index="41" draw:style-name="gr10" draw:text-style-name="P14" svg:x1="0.947cm" svg:y1="2.087cm" svg:x2="0.961cm" svg:y2="0.84cm"><text:p/></draw:line><draw:line text:anchor-type="paragraph" draw:z-index="40" draw:style-name="gr9" draw:text-style-name="P14" svg:x1="4.05cm" svg:y1="2.062cm" svg:x2="8.107cm" svg:y2="0.838cm"><text:p/></draw:line><draw:line text:anchor-type="paragraph" draw:z-index="39" draw:style-name="gr9" draw:text-style-name="P14" svg:x1="6.354cm" svg:y1="2.062cm" svg:x2="8.617cm" svg:y2="0.838cm"><text:p/></draw:line><draw:line text:anchor-type="paragraph" draw:z-index="38" draw:style-name="gr9" draw:text-style-name="P14" svg:x1="3.657cm" svg:y1="2.062cm" svg:x2="3.657cm" svg:y2="0.84cm"><text:p/></draw:line><draw:line text:anchor-type="paragraph" draw:z-index="37" draw:style-name="gr9" draw:text-style-name="P14" svg:x1="9.049cm" svg:y1="2.051cm" svg:x2="12.129cm" svg:y2="0.811cm"><text:p/></draw:line><draw:line text:anchor-type="paragraph" draw:z-index="36" draw:style-name="gr9" draw:text-style-name="P14" svg:x1="4.48cm" svg:y1="2.062cm" svg:x2="11.015cm" svg:y2="0.676cm"><text:p/></draw:line><draw:line text:anchor-type="paragraph" draw:z-index="35" draw:style-name="gr9" draw:text-style-name="P14" svg:x1="7.209cm" svg:y1="2.065cm" svg:x2="11.453cm" svg:y2="0.811cm"><text:p/></draw:line><draw:line text:anchor-type="paragraph" draw:z-index="34" draw:style-name="gr9" draw:text-style-name="P14" svg:x1="9.049cm" svg:y1="2.052cm" svg:x2="9.049cm" svg:y2="0.838cm"><text:p/></draw:line><draw:line text:anchor-type="paragraph" draw:z-index="33" draw:style-name="gr4" draw:text-style-name="P14" svg:x1="10.52cm" svg:y1="2.358cm" svg:x2="11.554cm" svg:y2="2.358cm"><text:p/></draw:line><draw:line text:anchor-type="paragraph" draw:z-index="32" draw:style-name="gr4" draw:text-style-name="P14" svg:x1="12.7cm" svg:y1="0.811cm" svg:x2="12.7cm" svg:y2="2.051cm"><text:p/></draw:line><draw:line text:anchor-type="paragraph" draw:z-index="31" draw:style-name="gr4" draw:text-style-name="P14" svg:x1="9.783cm" svg:y1="0.838cm" svg:x2="12.7cm" svg:y2="2.052cm"><text:p/></draw:line><draw:rect text:anchor-type="paragraph" draw:z-index="30" draw:style-name="gr8" draw:text-style-name="P14" svg:width="2.352cm" svg:height="0.648cm" svg:x="4.902cm" svg:y="3.819cm"><text:p text:style-name="P14">port_params</text:p></draw:rect><draw:rect text:anchor-type="paragraph" draw:z-index="29" draw:style-name="gr7" draw:text-style-name="P14" svg:width="3.807cm" svg:height="0.648cm" svg:x="9.162cm" svg:y="3.794cm"><text:p text:style-name="P14">port_param_values</text:p></draw:rect><draw:line text:anchor-type="paragraph" draw:z-index="28" draw:style-name="gr6" draw:text-style-name="P14" svg:x1="9.162cm" svg:y1="4.165cm" svg:x2="7.253cm" svg:y2="4.177cm"><text:p/></draw:line><draw:line text:anchor-type="paragraph" draw:z-index="27" draw:style-name="gr5" draw:text-style-name="P14" svg:x1="4.48cm" svg:y1="2.709cm" svg:x2="10.996cm" svg:y2="3.794cm"><text:p/></draw:line><draw:line text:anchor-type="paragraph" draw:z-index="26" draw:style-name="gr5" draw:text-style-name="P14" svg:x1="7.209cm" svg:y1="2.709cm" svg:x2="10.996cm" svg:y2="3.794cm"><text:p/></draw:line><draw:line text:anchor-type="paragraph" draw:z-index="25" draw:style-name="gr5" draw:text-style-name="P14" svg:x1="9.329cm" svg:y1="2.709cm" svg:x2="10.996cm" svg:y2="3.794cm"><text:p/></draw:line><draw:line text:anchor-type="paragraph" draw:z-index="24" draw:style-name="gr5" draw:text-style-name="P14" svg:x1="12.292cm" svg:y1="0.838cm" svg:x2="10.996cm" svg:y2="3.794cm"><text:p/></draw:line><draw:line text:anchor-type="paragraph" draw:z-index="23" draw:style-name="gr5" draw:text-style-name="P14" svg:x1="9.356cm" svg:y1="0.838cm" svg:x2="10.996cm" svg:y2="3.794cm"><text:p/></draw:line><draw:line text:anchor-type="paragraph" draw:z-index="22" draw:style-name="gr5" draw:text-style-name="P14" svg:x1="6.264cm" svg:y1="0.866cm" svg:x2="10.997cm" svg:y2="3.794cm"><text:p/></draw:line></text:p></draw:text-box></draw:frame></text:p>
      <text:p text:style-name="Text_20_body">A kettős öröklés bevezetésének az volt a célja, hogy a hálózati csomópont azonosítására és elérésére használt egyes jellemzők ne kerüljenek külön (relációval kapcsolódó) rekordba. Utólag nem vagyok biztos abban, hogy ez minden szempontból jó döntés volt, de azt sem hiszem, hogy az újragondolásával most már bármit is nyerhetnék.</text:p>
      <text:list xml:id="list67851144" text:style-name="L3">
        <text:list-item>
          <text:p text:style-name="P4">Felhasználókezelés</text:p>
          <text:list>
            <text:list-item>
              <text:p text:style-name="P4"><text:span text:style-name="T1">users</text:span><text:tab/>Felhasználók.</text:p>
            </text:list-item>
            <text:list-item>
              <text:p text:style-name="P4"><text:span text:style-name="T1">groups</text:span><text:tab/>Felhasználói csoportok (jogok).</text:p>
            </text:list-item>
            <text:list-item>
              <text:p text:style-name="P4"><text:span text:style-name="T1">group_users</text:span><text:tab/>Felhasználók – csoportok kapcsló tábla.</text:p>
            </text:list-item>
          </text:list>
        </text:list-item>
        <text:list-item>
          <text:p text:style-name="P4"><text:span text:style-name="T1">subnets</text:span><text:tab/>Alhálózati címtartományok</text:p>
        </text:list-item>
        <text:list-item>
          <text:p text:style-name="P4"><text:span text:style-name="T1">vlans</text:span><text:tab/>VLAN-ok</text:p>
        </text:list-item>
        <text:list-item>
          <text:p text:style-name="P4"><text:span text:style-name="T1">ipaddresses</text:span><text:tab/>IP címek.</text:p>
        </text:list-item>
        <text:list-item>
          <text:p text:style-name="P4">az un 'node'-ok</text:p>
          <text:p text:style-name="P4">Az öt node típus az adatbázisban örökléssel lettek definiálva, </text:p>
          <text:list>
            <text:list-item>
              <text:p text:style-name="P5"><text:span text:style-name="T1">patchs</text:span><text:tab/>Patch panelek, és fali csatlakozók</text:p>
            </text:list-item>
            <text:list-item>
              <text:p text:style-name="P5"><text:span text:style-name="T1">hubs</text:span><text:tab/>HUB-ok nem menedzselhető switch-ek.</text:p>
            </text:list-item>
            <text:list-item>
              <text:p text:style-name="P5"><text:span text:style-name="T1">nodes</text:span><text:tab/>Nem menedzselhető hálózati elemek, melyek valamilyen eszközön keresztül be lettek vonva a felügyeletbe.</text:p>
            </text:list-item>
            <text:list-item>
              <text:p text:style-name="P5"><text:span text:style-name="T1">hosts</text:span><text:tab/>címezhető hálózati elemek (szerverek, munkaállomások, ...)</text:p>
            </text:list-item>
            <text:list-item>
              <text:p text:style-name="P5"><text:span text:style-name="T1">snmpdevices</text:span><text:tab/>SNMP protokollal menedzselhető hálózati elemek.</text:p>
            </text:list-item>
          </text:list>
        </text:list-item>
        <text:list-item>
          <text:p text:style-name="P5"><text:span text:style-name="T1">iftypes</text:span><text:tab/>Interfész típusok</text:p>
        </text:list-item>
        <text:list-item>
          <text:p text:style-name="P5"><text:soft-page-break/>portok, interfészek (nem önálló objektumok)</text:p>
          <text:list>
            <text:list-item>
              <text:p text:style-name="P6"><text:span text:style-name="T1">pports</text:span><text:tab/>Patch portok (nincs állapota, a megosztások miatt külön objektum).</text:p>
            </text:list-item>
            <text:list-item>
              <text:p text:style-name="P6"><text:span text:style-name="T1">nports</text:span><text:tab/>Nem menedzselhető hálózati elemek portja(i) vagy passzív portok (nincs állapota).</text:p>
            </text:list-item>
            <text:list-item>
              <text:p text:style-name="P6"><text:span text:style-name="T1">intefaces</text:span><text:tab/>állapottal rendelkező port.</text:p>
            </text:list-item>
            <text:list-item>
              <text:p text:style-name="P6"><text:span text:style-name="T1">iface_addrs</text:span><text:tab/>Címezhető (és állapottal rendelkező) port.</text:p>
            </text:list-item>
          </text:list>
        </text:list-item>
        <text:list-item>
          <text:p text:style-name="P7">Egyéb port (<text:span text:style-name="T1">nports</text:span><text:span text:style-name="T2">, </text:span><text:span text:style-name="T1">interfaces</text:span><text:span text:style-name="T2">, </text:span><text:span text:style-name="T1">iface_addrs</text:span><text:span text:style-name="T2">, </text:span><text:span text:style-name="T1">nodes</text:span><text:span text:style-name="T2">, </text:span><text:span text:style-name="T1">hosts</text:span><text:span text:style-name="T2">, </text:span><text:span text:style-name="T1">snmpdevices</text:span>) tulajdonságok</text:p>
          <text:list>
            <text:list-item>
              <text:p text:style-name="P6"><text:span text:style-name="T1">port_params</text:span><text:tab/>Paraméter típusok</text:p>
            </text:list-item>
            <text:list-item>
              <text:p text:style-name="P6"><text:span text:style-name="T1">port_param_values</text:span><text:tab/>Paraméter <text:span text:style-name="T2">, </text:span>értékek.</text:p>
            </text:list-item>
            <text:list-item>
              <text:p text:style-name="P6"><text:span text:style-name="T1">port_vlans</text:span><text:tab/>Port – VLAN összerendelések</text:p>
            </text:list-item>
            <text:list-item>
              <text:p text:style-name="P6"><text:span text:style-name="T1">port_macs</text:span><text:tab/>Port cím táblák (switch cím táblák)</text:p>
            </text:list-item>
          </text:list>
        </text:list-item>
      </text:list>
      <text:p text:style-name="Text_20_body">Egyébb közvetlenül nem a hálózattal összefüggő objektumok ill. fogalmak:</text:p>
      <text:list xml:id="list1353541765" text:style-name="L4">
        <text:list-item>
          <text:p text:style-name="P8"><text:span text:style-name="T1">timeperiods</text:span><text:tab/>időintervallumok, Nagios-ból kölcsönzött fogalom (három itt most nem részletezett tábla írja le).</text:p>
        </text:list-item>
        <text:list-item>
          <text:p text:style-name="P8"><text:span text:style-name="T1">images</text:span><text:tab/>Képek, pl. térképek, vagy bármilyen bináris adat.</text:p>
        </text:list-item>
        <text:list-item>
          <text:p text:style-name="P8"><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342156811" text:style-name="L5">
        <text:list-item>
          <text:p text:style-name="P9"><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0"><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11"><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ill. az előzőeknek valamilyen <text:soft-page-break/>paraméterét is jelentheti, pl. egy protokollt vagy módszert. Tehát a szolgáltatások, pontosabban az egy hálózati elemhez rendelt a szolgáltatás példányok több szempontból is egymásra épülnek.</text:p>
      <text:list xml:id="list1682685007" text:style-name="L6">
        <text:list-item>
          <text:p text:style-name="P12"><text:span text:style-name="T1">protocols<text:tab/></text:span><text:span text:style-name="T2">IP protokoll infó.</text:span></text:p>
        </text:list-item>
        <text:list-item>
          <text:p text:style-name="P12"><text:span text:style-name="T1">services</text:span><text:tab/>Szolgáltatás, tevékenység vagy módszer típusok.</text:p>
        </text:list-item>
        <text:list-item>
          <text:p text:style-name="P12"><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a mező névvel, mint távoli kulcsal azonosítva a kapcsolatokat):</text:p>
      <text:list xml:id="list1608206865" text:style-name="L8">
        <text:list-item>
          <text:p text:style-name="P13">prime_service_id<text:tab/>Az ellenőrzés elsődleges módszerét azonosító, szervíz típus ID'</text:p>
        </text:list-item>
        <text:list-item>
          <text:p text:style-name="P13">proto_service_id<text:tab/>Az ellenőrzés módszerének opcionális további azonosítása, szervíz típus ID</text:p>
        </text:list-item>
        <text:list-item>
          <text:p text:style-name="P13">superior_host_service_id<text:tab/>„Szülő” szolgáltatás. Az ellenőrzés a szülőn keresztül hajtódik végre, ill. az végzi, vagy az időzíti, indítja stb.</text:p>
        </text:list-item>
      </text:list>
      <text:p text:style-name="Text_20_body">...</text:p>
      <text:h text:style-name="Heading_20_4" text:outline-level="4">A riasztási rendszer.</text:h>
      <text:p text:style-name="Text_20_body">Két szintű riasztást különböztet meg a rendszer. Az on-line és az off-line riastásokat.</text:p>
      <text:p text:style-name="Text_20_body">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de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http://svn.kkfk.bgf.hu/lanview2.doc/lv2/html/">http://svn.kkfk.bgf.hu/lanview2.doc/lv2/html/</text:a> és a GUI specifikus rész: <text:a xlink:type="simple" xlink:href="http://svn.kkfk.bgf.hu/lanview2.doc/lv2g/html/">http://svn.kkfk.bgf.hu/lanview2.doc/lv2g/html/</text:a> címen elérhetőek ill. a forrás alapján legenerálhatóak, melyek a <text:a xlink:type="simple" xlink:href="https://github.com/csikfer/lanview2">https://github.com/csikfer/lanview2</text:a> letölthetőek (ez utóbbi a frisseb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6-20T15:23:01</dc:date>
    <meta:editing-duration>PT10H31M58S</meta:editing-duration>
    <meta:editing-cycles>11</meta:editing-cycles>
    <meta:generator>LibreOffice/3.5$Linux_X86_64 LibreOffice_project/350m1$Build-2</meta:generator>
    <dc:creator>Csiki Ferenc</dc:creator>
    <meta:document-statistic meta:table-count="0" meta:image-count="0" meta:object-count="0" meta:page-count="6" meta:paragraph-count="104" meta:word-count="2344" meta:character-count="16566" meta:non-whitespace-character-count="14371"/>
  </office:meta>
</office:document-meta>
</file>